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olicyManager.setLdapProperties( Properties ldap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licyManager.getPrincipal( String userid , String password , String pass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moHandler.handle( Callback [ ] callback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efaultPolicyManager.getAppPolic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PolicyManager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licyManager.setRealm( String rea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moHandler.DemoHandler( String userId , String password , String pas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PolicyManager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licyManager.setLdapDriver( String ldapDri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